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19in"/>
    </style:style>
    <style:style style:name="Table2.B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.5.14</text:span></text:p>
      <text:p text:style-name="P5"/>
      <text:p text:style-name="P5"/>
      <text:p text:style-name="P8"/>
      <text:p text:style-name="P9"><text:span text:style-name="T5">נתונים עיקריים לשלבים הראשונים לטיפול באירוע</text:span></text:p>
      <text:p text:style-name="Standard"><text:span text:style-name="T4">תיק <text:s/></text:span><text:span text:style-name="T6">200211</text:span></text:p>
      <text:p text:style-name="P10"/>
      <text:p text:style-name="Standard"><text:span text:style-name="T4">שם העסק/מבנה</text:span><text:span text:style-name="T3"> <text:s text:c="2"/></text:span><text:span text:style-name="T1">מגורים רב קומות</text:span></text:p>
      <text:p text:style-name="P11"/>
      <text:p text:style-name="Standard"><text:span text:style-name="T4">כתובת</text:span><text:span text:style-name="T1"> <text:s text:c="2"/>ה באייר פינת מבצע יואב <text:s/>נווה אליהו ראשון לציון. </text:span></text:p>
      <text:p text:style-name="P2"/>
      <text:p text:style-name="P11"/>
      <text:p text:style-name="Standard"><text:span text:style-name="T4">טלפון</text:span><text:span text:style-name="T1"> <text:s text:c="103"/></text:span></text:p>
      <text:p text:style-name="P11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פאנל כבאים כניסה ראשית. <text:s text:c="2"/></text:span></text:p>
      <text:p text:style-name="Standard"><text:span text:style-name="T1"><text:s text:c="15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4"/>
      <text:p text:style-name="Standard"><text:span text:style-name="T4">מיקום ברזי כיבוי עיקריים "3</text:span><text:span text:style-name="T1"> <text:s/>רחבת היערכות סמוך לחניון ה באייר. <text:s/>חניון 1- <text:s/>חזית לכיוון </text:span></text:p>
      <text:p text:style-name="Standard"><text:span text:style-name="T1"><text:s text:c="114"/>מבצע יואב</text:span></text:p>
      <text:p text:style-name="Standard"><text:span text:style-name="T1"><text:s text:c="50"/></text:span></text:p>
      <text:p text:style-name="Standard"><text:span text:style-name="T1"><text:s text:c="51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חניון תת קרקעי 2-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מחסנים קומת קרקע</text:span></text:p>
          </table:table-cell>
        </table:table-row>
      </table:table>
      <text:p text:style-name="Standard"><text:span text:style-name="T1"><text:s text:c="517"/></text:span></text:p>
      <text:p text:style-name="P7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חזית מזרחית של הבניין.</text:span></text:p>
          </table:table-cell>
        </table:table-row>
      </table:table>
      <text:p text:style-name="P5"><text:bookmark text:name="_GoBack"/></text:p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קומה 1-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קומה <text:s text:c="2"/>1-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בכול קומה יש מגוף שליטה ספרינקלרים ארון כיבוי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עליון בגג.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4-30T12:47:00</meta:print-date>
    <meta:creation-date>2014-05-01T05:01:00</meta:creation-date>
    <dc:date>2014-05-01T05:01:00</dc:date>
    <meta:editing-duration>P0D</meta:editing-duration>
    <meta:generator>OpenOffice/4.0.1$Win32 OpenOffice.org_project/401m5$Build-9714</meta:generator>
    <meta:document-statistic meta:table-count="6" meta:image-count="0" meta:object-count="0" meta:page-count="2" meta:paragraph-count="56" meta:word-count="172" meta:character-count="19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